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 style:list-style-name="L1">
      <style:text-properties officeooo:rsid="00135c2b" officeooo:paragraph-rsid="00135c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aa7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2" text:outline-level="2"><text:bookmark-start text:name="__RefHeading___Toc8158_2070682864"/>Beschreibung<text:bookmark-end text:name="__RefHeading___Toc8158_2070682864"/></text:h>
        <text:p text:style-name="Textkörper_20_Einrückung_20_Organon">Organon erzeugt ein Projekt mit einem Verzeichnisbaum zur komfortablen Navigation zwischen Dateien und Ordnern des Projektes. Frei wählbare Teile des Projektes können in Tabs geöffnet werden. </text:p>
        <text:p text:style-name="Textkörper_20_Einrückung_20_Organon">Organon legt einen neuen Eintrag in der Seitenleiste an, in dem verschiedentliche Tags für alle Einträge vergeben werden können. Darüber hinaus bietet Organon eine Sammlung von Textwerkzeugen und umfangreiche Import- und Export-Möglichkeiten (Batchimport und -export).</text:p>
        <text:p text:style-name="Textkörper_20_Einrückung_20_Organon"/>
        <text:p text:style-name="Textkörper_20_Einrückung_20_Organon"><text:span text:style-name="T1">Features</text:span>:</text:p>
        <text:list xml:id="list6069552599708688654" text:style-name="L1">
          <text:list-item>
            <text:p text:style-name="P1">Drag und Drop</text:p>
          </text:list-item>
          <text:list-item>
            <text:p text:style-name="P1">Vergabe von <text:span text:style-name="T2">Schlagworten</text:span></text:p>
          </text:list-item>
          <text:list-item>
            <text:p text:style-name="P1">Öffnen von Projektteilen in Tabs</text:p>
          </text:list-item>
          <text:list-item>
            <text:p text:style-name="P1">Bei Anzeige der Dateien eines Ordners ist bei Bearbeitung im Dokument immer die jeweilige Stelle im Ordner sichtbar. </text:p>
          </text:list-item>
          <text:list-item>
            <text:p text:style-name="P2">Querverweise</text:p>
          </text:list-item>
          <text:list-item>
            <text:p text:style-name="P1">Verschiedentlich, auch durch den Benutzer konfigurierbarer Trenner. Der Trenner trennt bei der Anzeige eines Ordners die einzelnen Dateien optisch voneinander.</text:p>
          </text:list-item>
          <text:list-item>
            <text:p text:style-name="P1">Import von Einzeldateien. Alle für Writer verfügbare Dateifilter können genutzt werden.</text:p>
          </text:list-item>
          <text:list-item>
            <text:p text:style-name="P1">Import aller Dateien eines Ordners, filterbar (Batchimport)</text:p>
          </text:list-item>
          <text:list-item>
            <text:p text:style-name="P1">Export eines frei wählbaren Teiles des Projektes in Einzeldateien oder ein Gesamtdokument. Alle Writer Filter stehen zur Verfügung (.odt, .doc, .pdf …). (Batchexport)</text:p>
          </text:list-item>
          <text:list-item>
            <text:p text:style-name="P1">(Batch-)Export in Latex Dateien</text:p>
          </text:list-item>
          <text:list-item>
            <text:p text:style-name="P1">(Batch-)Export in Html Dateien. Zusätzlich alternativer Organon Filter für einfacheres Layout der Html-Datei.</text:p>
          </text:list-item>
          <text:list-item>
            <text:p text:style-name="P1">Mit einem Klick Backups des Projektes erzeugen</text:p>
          </text:list-item>
          <text:list-item>
            <text:p text:style-name="P1">Verschiedene Tags in der Baumansicht: </text:p>
            <text:list>
              <text:list-item>
                <text:p text:style-name="P1">Farben</text:p>
              </text:list-item>
              <text:list-item>
                <text:p text:style-name="P1">Benutzerdefinierte Symbole</text:p>
              </text:list-item>
              <text:list-item>
                <text:p text:style-name="P1">Wissenschaftliche Zählung</text:p>
              </text:list-item>
            </text:list>
          </text:list-item>
          <text:list-item>
            <text:p text:style-name="P1">Verschiedene Tags in der Seitenleiste:</text:p>
            <text:list>
              <text:list-item>
                <text:p text:style-name="P1">Synopsis, Notizen, Bilder, Allgemein, Personen usw.</text:p>
              </text:list-item>
              <text:list-item>
                <text:p text:style-name="P1">Hinzufügen bereits verwendeter Tags mit einem Klick.</text:p>
              </text:list-item>
              <text:list-item>
                <text:p text:style-name="P1">Öffnen neuer Tabs anhand vergebener Tags.</text:p>
              </text:list-item>
              <text:list-item>
                <text:p text:style-name="P1"><text:soft-page-break/>Öffnen und Ordnen neuer Tabs anhand des Zeit-Tags</text:p>
              </text:list-item>
            </text:list>
          </text:list-item>
          <text:list-item>
            <text:p text:style-name="P1">Textwerkzeuge:</text:p>
            <text:list>
              <text:list-item>
                <text:p text:style-name="P1">Zitate finden: Textvergleich zweier Texte und Auffinden aller gemeinsamen Stellen. Das Ergebnis wird als Browserdatei gespeichert. Alle Fundstellen sind verlinkt und können über eine Navigation direkt angesprungen werden.</text:p>
              </text:list-item>
              <text:list-item>
                <text:p text:style-name="P1">Wörterliste erstellen: Eine Liste aller verwendeten Wörter als Calc Datei speichern. Chronologisch oder alphabetisch geordnet.</text:p>
              </text:list-item>
              <text:list-item>
                <text:p text:style-name="P1">Index erzeugen: spezialisiertes Werkzeug für die Indexerzeugung bei Texten mit Zählung (z.B. antike Texte oder textkritische Ausgaben). Ergebnis ist ein navigierbares Browserdokument.</text:p>
              </text:list-item>
            </text:list>
          </text:list-item>
          <text:list-item>
            <text:p text:style-name="P1">Writer Tools wie Suche, Ansicht Gesamter Bildschirm, Rechtschreibung und Grammatik, Plugins können natürlich weiter genutzt werden.</text:p>
          </text:list-item>
        </text:list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10:12:42.144000000</dc:date>
    <meta:editing-duration>P0D</meta:editing-duration>
    <meta:editing-cycles>1</meta:editing-cycles>
    <meta:document-statistic meta:table-count="0" meta:image-count="0" meta:object-count="0" meta:page-count="2" meta:paragraph-count="30" meta:word-count="328" meta:character-count="2363" meta:non-whitespace-character-count="2088"/>
    <meta:generator>LibreOffice/5.0.4.2$Windows_x86 LibreOffice_project/2b9802c1994aa0b7dc6079e128979269cf95bc78</meta:generator>
  </office:meta>
</office:document-meta>
</file>